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W/D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C/BR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J/WH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LM/TH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LA, CNJ, THM, PLD, WHM, BL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LA, THM, PLD, BL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LA, CNJ, PLD, WH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ndi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LA MRD LNC PLD WAR DRG DRK GN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stin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lin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king Leftsi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iming Leftsid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CN/SMN/SC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MN/AC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laying Righ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N/RO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C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R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NK/NIN/SA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ut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iming Rightsid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LU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23:54:54.006000000</meta:creation-date>
    <dc:date>2020-08-10T00:22:43.764000000</dc:date>
    <meta:editing-duration>PT7M13S</meta:editing-duration>
    <meta:editing-cycles>1</meta:editing-cycles>
    <meta:document-statistic meta:table-count="1" meta:cell-count="90" meta:object-count="0"/>
    <meta:generator>LibreOffice/5.2.7.2$Windows_X86_64 LibreOffice_project/2b7f1e640c46ceb28adf43ee075a6e8b8439ed10</meta:generator>
  </office:meta>
</office:document-meta>
</file>